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float" office:value="7183646" calcext:value-type="float">
            <text:p>7183646</text:p>
          </table:table-cell>
          <table:table-cell office:value-type="float" office:value="8562623" calcext:value-type="float">
            <text:p>8562623</text:p>
          </table:table-cell>
          <table:table-cell office:value-type="float" office:value="9371333" calcext:value-type="float">
            <text:p>9371333</text:p>
          </table:table-cell>
          <table:table-cell office:value-type="float" office:value="9504336" calcext:value-type="float">
            <text:p>9504336</text:p>
          </table:table-cell>
          <table:table-cell office:value-type="float" office:value="9636491" calcext:value-type="float">
            <text:p>9636491</text:p>
          </table:table-cell>
          <table:table-cell office:value-type="float" office:value="9767737" calcext:value-type="float">
            <text:p>9767737</text:p>
          </table:table-cell>
          <table:table-cell office:value-type="float" office:value="9897983" calcext:value-type="float">
            <text:p>9897983</text:p>
          </table:table-cell>
          <table:table-cell office:value-type="float" office:value="10027140" calcext:value-type="float">
            <text:p>10027140</text:p>
          </table:table-cell>
          <table:table-cell office:value-type="float" office:value="10155036" calcext:value-type="float">
            <text:p>10155036</text:p>
          </table:table-cell>
          <table:table-cell office:value-type="float" office:value="10281408" calcext:value-type="float">
            <text:p>10281408</text:p>
          </table:table-cell>
          <table:table-cell office:value-type="float" office:value="10405943" calcext:value-type="float">
            <text:p>10405943</text:p>
          </table:table-cell>
          <table:table-cell/>
        </table:table-row>
        <table:table-row table:style-name="ro1"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float" office:value="1.97813569865132" calcext:value-type="float">
            <text:p>1.9781356987</text:p>
          </table:table-cell>
          <table:table-cell office:value-type="float" office:value="1.57146655159218" calcext:value-type="float">
            <text:p>1.5714665516</text:p>
          </table:table-cell>
          <table:table-cell office:value-type="float" office:value="1.43770258865734" calcext:value-type="float">
            <text:p>1.4377025887</text:p>
          </table:table-cell>
          <table:table-cell office:value-type="float" office:value="1.40927668587246" calcext:value-type="float">
            <text:p>1.4092766859</text:p>
          </table:table-cell>
          <table:table-cell office:value-type="float" office:value="1.38089226767641" calcext:value-type="float">
            <text:p>1.3808922677</text:p>
          </table:table-cell>
          <table:table-cell office:value-type="float" office:value="1.35277735865188" calcext:value-type="float">
            <text:p>1.3527773587</text:p>
          </table:table-cell>
          <table:table-cell office:value-type="float" office:value="1.32461872155248" calcext:value-type="float">
            <text:p>1.3246187216</text:p>
          </table:table-cell>
          <table:table-cell office:value-type="float" office:value="1.29644177365727" calcext:value-type="float">
            <text:p>1.2964417737</text:p>
          </table:table-cell>
          <table:table-cell office:value-type="float" office:value="1.26743233316616" calcext:value-type="float">
            <text:p>1.2674323332</text:p>
          </table:table-cell>
          <table:table-cell office:value-type="float" office:value="1.23674755509542" calcext:value-type="float">
            <text:p>1.2367475551</text:p>
          </table:table-cell>
          <table:table-cell office:value-type="float" office:value="1.20398696153206" calcext:value-type="float">
            <text:p>1.2039869615</text:p>
          </table:table-cell>
          <table:table-cell/>
        </table:table-row>
        <table:table-row table:style-name="ro1">
          <table:table-cell office:value-type="string" calcext:value-type="string">
            <text:p>Surface area (sq. km)</text:p>
          </table:table-cell>
          <table:table-cell office:value-type="string" calcext:value-type="string">
            <text:p>AG.SRF.TOTL.K2</text:p>
          </table:table-cell>
          <table:table-cell table:number-columns-repeated="11" office:value-type="float" office:value="48670" calcext:value-type="float">
            <text:p>48670</text:p>
          </table:table-cell>
          <table:table-cell/>
        </table:table-row>
        <table:table-row table:style-name="ro1">
          <table:table-cell office:value-type="string" calcext:value-type="string">
            <text:p>Population density (people per sq. km of land area)</text:p>
          </table:table-cell>
          <table:table-cell office:value-type="string" calcext:value-type="string">
            <text:p>EN.POP.DNST</text:p>
          </table:table-cell>
          <table:table-cell office:value-type="float" office:value="148.668170529801" calcext:value-type="float">
            <text:p>148.6681705298</text:p>
          </table:table-cell>
          <table:table-cell office:value-type="float" office:value="177.206601821192" calcext:value-type="float">
            <text:p>177.2066018212</text:p>
          </table:table-cell>
          <table:table-cell office:value-type="float" office:value="193.943149834437" calcext:value-type="float">
            <text:p>193.9431498344</text:p>
          </table:table-cell>
          <table:table-cell office:value-type="float" office:value="196.695695364238" calcext:value-type="float">
            <text:p>196.6956953642</text:p>
          </table:table-cell>
          <table:table-cell office:value-type="float" office:value="199.430691225166" calcext:value-type="float">
            <text:p>199.4306912252</text:p>
          </table:table-cell>
          <table:table-cell office:value-type="float" office:value="202.146875" calcext:value-type="float">
            <text:p>202.146875</text:p>
          </table:table-cell>
          <table:table-cell office:value-type="float" office:value="204.842363410596" calcext:value-type="float">
            <text:p>204.8423634106</text:p>
          </table:table-cell>
          <table:table-cell office:value-type="float" office:value="207.515314569536" calcext:value-type="float">
            <text:p>207.5153145695</text:p>
          </table:table-cell>
          <table:table-cell office:value-type="float" office:value="210.162168874172" calcext:value-type="float">
            <text:p>210.1621688742</text:p>
          </table:table-cell>
          <table:table-cell office:value-type="float" office:value="212.777483443709" calcext:value-type="float">
            <text:p>212.7774834437</text:p>
          </table:table-cell>
          <table:table-cell office:value-type="float" office:value="215.354780629139" calcext:value-type="float">
            <text:p>215.3547806291</text:p>
          </table:table-cell>
          <table:table-cell/>
        </table:table-row>
        <table:table-row table:style-name="ro1">
          <table:table-cell office:value-type="string" calcext:value-type="string">
            <text:p>Poverty headcount ratio at national poverty lines (% of population)</text:p>
          </table:table-cell>
          <table:table-cell office:value-type="string" calcext:value-type="string">
            <text:p>SI.POV.NAHC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.2" calcext:value-type="float">
            <text:p>44.2</text:p>
          </table:table-cell>
          <table:table-cell office:value-type="float" office:value="43.6" calcext:value-type="float">
            <text:p>43.6</text:p>
          </table:table-cell>
          <table:table-cell office:value-type="float" office:value="44.2" calcext:value-type="float">
            <text:p>44.2</text:p>
          </table:table-cell>
          <table:table-cell office:value-type="float" office:value="42.1" calcext:value-type="float">
            <text:p>42.1</text:p>
          </table:table-cell>
          <table:table-cell office:value-type="float" office:value="41.6" calcext:value-type="float">
            <text:p>41.6</text:p>
          </table:table-cell>
          <table:table-cell office:value-type="float" office:value="40.4" calcext:value-type="float">
            <text:p>40.4</text:p>
          </table:table-cell>
          <table:table-cell office:value-type="float" office:value="40.9" calcext:value-type="float">
            <text:p>40.9</text:p>
          </table:table-cell>
          <table:table-cell office:value-type="float" office:value="41.1" calcext:value-type="float">
            <text:p>4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erty headcount ratio at $1.90 a day (2011 PPP) (% of population)</text:p>
          </table:table-cell>
          <table:table-cell office:value-type="string" calcext:value-type="string">
            <text:p>SI.POV.DDAY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4.55" calcext:value-type="float">
            <text:p>4.55</text:p>
          </table:table-cell>
          <table:table-cell office:value-type="float" office:value="4.34" calcext:value-type="float">
            <text:p>4.34</text:p>
          </table:table-cell>
          <table:table-cell office:value-type="float" office:value="3.76" calcext:value-type="float">
            <text:p>3.76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2.9" calcext:value-type="float">
            <text:p>2.9</text:p>
          </table:table-cell>
          <table:table-cell office:value-type="float" office:value="2.59" calcext:value-type="float">
            <text:p>2.5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, Atlas method (current US$)</text:p>
          </table:table-cell>
          <table:table-cell office:value-type="string" calcext:value-type="string">
            <text:p>NY.GNP.ATLS.CD</text:p>
          </table:table-cell>
          <table:table-cell office:value-type="float" office:value="6232622701.95179" calcext:value-type="float">
            <text:p>6232622701.95179</text:p>
          </table:table-cell>
          <table:table-cell office:value-type="float" office:value="22494409435.9785" calcext:value-type="float">
            <text:p>22494409435.9785</text:p>
          </table:table-cell>
          <table:table-cell office:value-type="float" office:value="32552857724.8469" calcext:value-type="float">
            <text:p>32552857724.8469</text:p>
          </table:table-cell>
          <table:table-cell office:value-type="float" office:value="40446297041.3646" calcext:value-type="float">
            <text:p>40446297041.3646</text:p>
          </table:table-cell>
          <table:table-cell office:value-type="float" office:value="44389660253.6666" calcext:value-type="float">
            <text:p>44389660253.6666</text:p>
          </table:table-cell>
          <table:table-cell office:value-type="float" office:value="47156229417.4146" calcext:value-type="float">
            <text:p>47156229417.4146</text:p>
          </table:table-cell>
          <table:table-cell office:value-type="float" office:value="51830365376.8475" calcext:value-type="float">
            <text:p>51830365376.8475</text:p>
          </table:table-cell>
          <table:table-cell office:value-type="float" office:value="54429440197.9271" calcext:value-type="float">
            <text:p>54429440197.9271</text:p>
          </table:table-cell>
          <table:table-cell office:value-type="float" office:value="57641162487.5843" calcext:value-type="float">
            <text:p>57641162487.5843</text:p>
          </table:table-cell>
          <table:table-cell office:value-type="float" office:value="60281745048.9337" calcext:value-type="float">
            <text:p>60281745048.9337</text:p>
          </table:table-cell>
          <table:table-cell office:value-type="float" office:value="62862277145.028" calcext:value-type="float">
            <text:p>62862277145.028</text:p>
          </table:table-cell>
          <table:table-cell/>
        </table:table-row>
        <table:table-row table:style-name="ro1">
          <table:table-cell office:value-type="string" calcext:value-type="string">
            <text:p>GNI per capita, Atlas method (current US$)</text:p>
          </table:table-cell>
          <table:table-cell office:value-type="string" calcext:value-type="string">
            <text:p>NY.GNP.PCAP.CD</text:p>
          </table:table-cell>
          <table:table-cell office:value-type="float" office:value="870" calcext:value-type="float">
            <text:p>870</text:p>
          </table:table-cell>
          <table:table-cell office:value-type="float" office:value="2630" calcext:value-type="float">
            <text:p>2630</text:p>
          </table:table-cell>
          <table:table-cell office:value-type="float" office:value="3470" calcext:value-type="float">
            <text:p>3470</text:p>
          </table:table-cell>
          <table:table-cell office:value-type="float" office:value="4260" calcext:value-type="float">
            <text:p>4260</text:p>
          </table:table-cell>
          <table:table-cell office:value-type="float" office:value="4610" calcext:value-type="float">
            <text:p>4610</text:p>
          </table:table-cell>
          <table:table-cell office:value-type="float" office:value="4830" calcext:value-type="float">
            <text:p>4830</text:p>
          </table:table-cell>
          <table:table-cell office:value-type="float" office:value="5240" calcext:value-type="float">
            <text:p>5240</text:p>
          </table:table-cell>
          <table:table-cell office:value-type="float" office:value="5430" calcext:value-type="float">
            <text:p>5430</text:p>
          </table:table-cell>
          <table:table-cell office:value-type="float" office:value="5680" calcext:value-type="float">
            <text:p>5680</text:p>
          </table:table-cell>
          <table:table-cell office:value-type="float" office:value="5860" calcext:value-type="float">
            <text:p>5860</text:p>
          </table:table-cell>
          <table:table-cell office:value-type="float" office:value="6040" calcext:value-type="float">
            <text:p>6040</text:p>
          </table:table-cell>
          <table:table-cell/>
        </table:table-row>
        <table:table-row table:style-name="ro1">
          <table:table-cell office:value-type="string" calcext:value-type="string">
            <text:p>GNI, PPP (current international $)</text:p>
          </table:table-cell>
          <table:table-cell office:value-type="string" calcext:value-type="string">
            <text:p>NY.GNP.MKTP.PP.CD</text:p>
          </table:table-cell>
          <table:table-cell office:value-type="float" office:value="23616272676.7092" calcext:value-type="float">
            <text:p>23616272676.7092</text:p>
          </table:table-cell>
          <table:table-cell office:value-type="float" office:value="52255410679.0547" calcext:value-type="float">
            <text:p>52255410679.0547</text:p>
          </table:table-cell>
          <table:table-cell office:value-type="float" office:value="78952916542.2885" calcext:value-type="float">
            <text:p>78952916542.2885</text:p>
          </table:table-cell>
          <table:table-cell office:value-type="float" office:value="88107815073.8335" calcext:value-type="float">
            <text:p>88107815073.8335</text:p>
          </table:table-cell>
          <table:table-cell office:value-type="float" office:value="93949559240.4911" calcext:value-type="float">
            <text:p>93949559240.4911</text:p>
          </table:table-cell>
          <table:table-cell office:value-type="float" office:value="95585836333.9446" calcext:value-type="float">
            <text:p>95585836333.9446</text:p>
          </table:table-cell>
          <table:table-cell office:value-type="float" office:value="105234629333.08" calcext:value-type="float">
            <text:p>105234629333.08</text:p>
          </table:table-cell>
          <table:table-cell office:value-type="float" office:value="109931350966.642" calcext:value-type="float">
            <text:p>109931350966.642</text:p>
          </table:table-cell>
          <table:table-cell office:value-type="float" office:value="114770677728.476" calcext:value-type="float">
            <text:p>114770677728.476</text:p>
          </table:table-cell>
          <table:table-cell office:value-type="float" office:value="120906222299.707" calcext:value-type="float">
            <text:p>120906222299.707</text:p>
          </table:table-cell>
          <table:table-cell office:value-type="float" office:value="131083475795.825" calcext:value-type="float">
            <text:p>131083475795.825</text:p>
          </table:table-cell>
          <table:table-cell/>
        </table:table-row>
        <table:table-row table:style-name="ro1">
          <table:table-cell office:value-type="string" calcext:value-type="string">
            <text:p>GNI per capita, PPP (current international $)</text:p>
          </table:table-cell>
          <table:table-cell office:value-type="string" calcext:value-type="string">
            <text:p>NY.GNP.PCAP.PP.CD</text:p>
          </table:table-cell>
          <table:table-cell office:value-type="float" office:value="3290" calcext:value-type="float">
            <text:p>3290</text:p>
          </table:table-cell>
          <table:table-cell office:value-type="float" office:value="6100" calcext:value-type="float">
            <text:p>6100</text:p>
          </table:table-cell>
          <table:table-cell office:value-type="float" office:value="8420" calcext:value-type="float">
            <text:p>8420</text:p>
          </table:table-cell>
          <table:table-cell office:value-type="float" office:value="9270" calcext:value-type="float">
            <text:p>9270</text:p>
          </table:table-cell>
          <table:table-cell office:value-type="float" office:value="9750" calcext:value-type="float">
            <text:p>9750</text:p>
          </table:table-cell>
          <table:table-cell office:value-type="float" office:value="9790" calcext:value-type="float">
            <text:p>9790</text:p>
          </table:table-cell>
          <table:table-cell office:value-type="float" office:value="10630" calcext:value-type="float">
            <text:p>10630</text:p>
          </table:table-cell>
          <table:table-cell office:value-type="float" office:value="10960" calcext:value-type="float">
            <text:p>10960</text:p>
          </table:table-cell>
          <table:table-cell office:value-type="float" office:value="11300" calcext:value-type="float">
            <text:p>11300</text:p>
          </table:table-cell>
          <table:table-cell office:value-type="float" office:value="11760" calcext:value-type="float">
            <text:p>11760</text:p>
          </table:table-cell>
          <table:table-cell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Income share held by lowest 20%</text:p>
          </table:table-cell>
          <table:table-cell office:value-type="string" calcext:value-type="string">
            <text:p>SI.DST.FRST.20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3.98" calcext:value-type="float">
            <text:p>3.98</text:p>
          </table:table-cell>
          <table:table-cell office:value-type="float" office:value="4.4" calcext:value-type="float">
            <text:p>4.4</text:p>
          </table:table-cell>
          <table:table-cell office:value-type="float" office:value="4.49" calcext:value-type="float">
            <text:p>4.49</text:p>
          </table:table-cell>
          <table:table-cell office:value-type="float" office:value="4.48" calcext:value-type="float">
            <text:p>4.48</text:p>
          </table:table-cell>
          <table:table-cell office:value-type="float" office:value="4.67" calcext:value-type="float">
            <text:p>4.67</text:p>
          </table:table-cell>
          <table:table-cell office:value-type="float" office:value="4.78" calcext:value-type="float">
            <text:p>4.78</text:p>
          </table:table-cell>
          <table:table-cell office:value-type="float" office:value="5.01" calcext:value-type="float">
            <text:p>5.01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expectancy at birth, total (years)</text:p>
          </table:table-cell>
          <table:table-cell office:value-type="string" calcext:value-type="string">
            <text:p>SP.DYN.LE00.IN</text:p>
          </table:table-cell>
          <table:table-cell office:value-type="float" office:value="67.9504146341463" calcext:value-type="float">
            <text:p>67.9504146341</text:p>
          </table:table-cell>
          <table:table-cell office:value-type="float" office:value="70.6337317073171" calcext:value-type="float">
            <text:p>70.6337317073</text:p>
          </table:table-cell>
          <table:table-cell office:value-type="float" office:value="71.9168292682927" calcext:value-type="float">
            <text:p>71.9168292683</text:p>
          </table:table-cell>
          <table:table-cell office:value-type="float" office:value="72.1313170731707" calcext:value-type="float">
            <text:p>72.1313170732</text:p>
          </table:table-cell>
          <table:table-cell office:value-type="float" office:value="72.3423170731707" calcext:value-type="float">
            <text:p>72.3423170732</text:p>
          </table:table-cell>
          <table:table-cell office:value-type="float" office:value="72.5483170731707" calcext:value-type="float">
            <text:p>72.5483170732</text:p>
          </table:table-cell>
          <table:table-cell office:value-type="float" office:value="72.7498048780488" calcext:value-type="float">
            <text:p>72.749804878</text:p>
          </table:table-cell>
          <table:table-cell office:value-type="float" office:value="72.9452926829268" calcext:value-type="float">
            <text:p>72.9452926829</text:p>
          </table:table-cell>
          <table:table-cell office:value-type="float" office:value="73.1353170731707" calcext:value-type="float">
            <text:p>73.1353170732</text:p>
          </table:table-cell>
          <table:table-cell office:value-type="float" office:value="73.3199024390244" calcext:value-type="float">
            <text:p>73.31990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tility rate, total (births per woman)</text:p>
          </table:table-cell>
          <table:table-cell office:value-type="string" calcext:value-type="string">
            <text:p>SP.DYN.TFRT.IN</text:p>
          </table:table-cell>
          <table:table-cell office:value-type="float" office:value="3.465" calcext:value-type="float">
            <text:p>3.465</text:p>
          </table:table-cell>
          <table:table-cell office:value-type="float" office:value="2.892" calcext:value-type="float">
            <text:p>2.892</text:p>
          </table:table-cell>
          <table:table-cell office:value-type="float" office:value="2.718" calcext:value-type="float">
            <text:p>2.718</text:p>
          </table:table-cell>
          <table:table-cell office:value-type="float" office:value="2.687" calcext:value-type="float">
            <text:p>2.687</text:p>
          </table:table-cell>
          <table:table-cell office:value-type="float" office:value="2.656" calcext:value-type="float">
            <text:p>2.656</text:p>
          </table:table-cell>
          <table:table-cell office:value-type="float" office:value="2.627" calcext:value-type="float">
            <text:p>2.627</text:p>
          </table:table-cell>
          <table:table-cell office:value-type="float" office:value="2.597" calcext:value-type="float">
            <text:p>2.597</text:p>
          </table:table-cell>
          <table:table-cell office:value-type="float" office:value="2.568" calcext:value-type="float">
            <text:p>2.568</text:p>
          </table:table-cell>
          <table:table-cell office:value-type="float" office:value="2.539" calcext:value-type="float">
            <text:p>2.539</text:p>
          </table:table-cell>
          <table:table-cell office:value-type="float" office:value="2.51" calcext:value-type="float">
            <text:p>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lescent fertility rate (births per 1,000 women ages 15-19)</text:p>
          </table:table-cell>
          <table:table-cell office:value-type="string" calcext:value-type="string">
            <text:p>SP.ADO.TFRT</text:p>
          </table:table-cell>
          <table:table-cell office:value-type="float" office:value="112.6582" calcext:value-type="float">
            <text:p>112.6582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108.8806" calcext:value-type="float">
            <text:p>108.8806</text:p>
          </table:table-cell>
          <table:table-cell office:value-type="float" office:value="108.701" calcext:value-type="float">
            <text:p>108.701</text:p>
          </table:table-cell>
          <table:table-cell office:value-type="float" office:value="107.0856" calcext:value-type="float">
            <text:p>107.0856</text:p>
          </table:table-cell>
          <table:table-cell office:value-type="float" office:value="105.4702" calcext:value-type="float">
            <text:p>105.4702</text:p>
          </table:table-cell>
          <table:table-cell office:value-type="float" office:value="103.8548" calcext:value-type="float">
            <text:p>103.8548</text:p>
          </table:table-cell>
          <table:table-cell office:value-type="float" office:value="102.2394" calcext:value-type="float">
            <text:p>102.2394</text:p>
          </table:table-cell>
          <table:table-cell office:value-type="float" office:value="100.624" calcext:value-type="float">
            <text:p>100.624</text:p>
          </table:table-cell>
          <table:table-cell office:value-type="float" office:value="99.5292" calcext:value-type="float">
            <text:p>99.5292</text:p>
          </table:table-cell>
          <table:table-cell office:value-type="float" office:value="98.4344" calcext:value-type="float">
            <text:p>98.4344</text:p>
          </table:table-cell>
          <table:table-cell/>
        </table:table-row>
        <table:table-row table:style-name="ro1">
          <table:table-cell office:value-type="string" calcext:value-type="string">
            <text:p>Contraceptive prevalence (% of women ages 15-49)</text:p>
          </table:table-cell>
          <table:table-cell office:value-type="string" calcext:value-type="string">
            <text:p>SP.DYN.CONU.ZS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float" office:value="61.3" calcext:value-type="float">
            <text:p>61.3</text:p>
          </table:table-cell>
          <table:table-cell office:value-type="float" office:value="72.9" calcext:value-type="float">
            <text:p>72.9</text:p>
          </table:table-cell>
          <table:table-cell table:number-columns-repeated="5"/>
          <table:table-cell office:value-type="float" office:value="71.9" calcext:value-type="float">
            <text:p>7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s attended by skilled health staff (% of total)</text:p>
          </table:table-cell>
          <table:table-cell office:value-type="string" calcext:value-type="string">
            <text:p>SH.STA.BRTC.ZS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95.5" calcext:value-type="float">
            <text:p>95.5</text:p>
          </table:table-cell>
          <table:table-cell office:value-type="float" office:value="97.8" calcext:value-type="float">
            <text:p>97.8</text:p>
          </table:table-cell>
          <table:table-cell table:number-columns-repeated="5"/>
          <table:table-cell office:value-type="float" office:value="98.6" calcext:value-type="float">
            <text:p>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ality rate, under-5 (per 1,000)</text:p>
          </table:table-cell>
          <table:table-cell office:value-type="string" calcext:value-type="string">
            <text:p>SH.DYN.MORT</text:p>
          </table:table-cell>
          <table:table-cell office:value-type="float" office:value="60.2" calcext:value-type="float">
            <text:p>60.2</text:p>
          </table:table-cell>
          <table:table-cell office:value-type="float" office:value="41.3" calcext:value-type="float">
            <text:p>41.3</text:p>
          </table:table-cell>
          <table:table-cell office:value-type="float" office:value="36.1" calcext:value-type="float">
            <text:p>36.1</text:p>
          </table:table-cell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  <table:table-cell office:value-type="float" office:value="33.8" calcext:value-type="float">
            <text:p>33.8</text:p>
          </table:table-cell>
          <table:table-cell office:value-type="float" office:value="33.3" calcext:value-type="float">
            <text:p>33.3</text:p>
          </table:table-cell>
          <table:table-cell office:value-type="float" office:value="32.7" calcext:value-type="float">
            <text:p>32.7</text:p>
          </table:table-cell>
          <table:table-cell office:value-type="float" office:value="32.2" calcext:value-type="float">
            <text:p>32.2</text:p>
          </table:table-cell>
          <table:table-cell office:value-type="float" office:value="31.5" calcext:value-type="float">
            <text:p>31.5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Prevalence of underweight, weight for age (% of children under 5)</text:p>
          </table:table-cell>
          <table:table-cell office:value-type="string" calcext:value-type="string">
            <text:p>SH.STA.MALN.ZS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59999990463257" calcext:value-type="float">
            <text:p>4.5999999046</text:p>
          </table:table-cell>
          <table:table-cell office:value-type="float" office:value="3.40000009536743" calcext:value-type="float">
            <text:p>3.400000095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zation, measles (% of children ages 12-23 months)</text:p>
          </table:table-cell>
          <table:table-cell office:value-type="string" calcext:value-type="string">
            <text:p>SH.IMM.MEAS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Primary completion rate, both sexes (%)</text:p>
          </table:table-cell>
          <table:table-cell office:value-type="string" calcext:value-type="string">
            <text:p>SE.PRM.CMPT.ZS</text:p>
          </table:table-cell>
          <table:table-cell/>
          <table:table-cell office:value-type="float" office:value="77.115119934082" calcext:value-type="float">
            <text:p>77.1151199341</text:p>
          </table:table-cell>
          <table:table-cell office:value-type="float" office:value="82.8567733764648" calcext:value-type="float">
            <text:p>82.8567733765</text:p>
          </table:table-cell>
          <table:table-cell office:value-type="float" office:value="90.1372680664063" calcext:value-type="float">
            <text:p>90.1372680664</text:p>
          </table:table-cell>
          <table:table-cell/>
          <table:table-cell office:value-type="float" office:value="91.9148635864258" calcext:value-type="float">
            <text:p>91.9148635864</text:p>
          </table:table-cell>
          <table:table-cell office:value-type="float" office:value="90.8376388549805" calcext:value-type="float">
            <text:p>90.837638855</text:p>
          </table:table-cell>
          <table:table-cell office:value-type="float" office:value="90.5955963134766" calcext:value-type="float">
            <text:p>90.5955963135</text:p>
          </table:table-cell>
          <table:table-cell office:value-type="float" office:value="90.3097763061523" calcext:value-type="float">
            <text:p>90.3097763062</text:p>
          </table:table-cell>
          <table:table-cell office:value-type="float" office:value="90.3615417480469" calcext:value-type="float">
            <text:p>90.361541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 enrolment ratio, primary, both sexes (%)</text:p>
          </table:table-cell>
          <table:table-cell office:value-type="string" calcext:value-type="string">
            <text:p>SE.PRM.ENRR</text:p>
          </table:table-cell>
          <table:table-cell/>
          <table:table-cell office:value-type="float" office:value="112.947273254395" calcext:value-type="float">
            <text:p>112.9472732544</text:p>
          </table:table-cell>
          <table:table-cell office:value-type="float" office:value="100.884246826172" calcext:value-type="float">
            <text:p>100.8842468262</text:p>
          </table:table-cell>
          <table:table-cell office:value-type="float" office:value="111.165031433105" calcext:value-type="float">
            <text:p>111.1650314331</text:p>
          </table:table-cell>
          <table:table-cell office:value-type="float" office:value="107.11612701416" calcext:value-type="float">
            <text:p>107.1161270142</text:p>
          </table:table-cell>
          <table:table-cell office:value-type="float" office:value="109.004203796387" calcext:value-type="float">
            <text:p>109.0042037964</text:p>
          </table:table-cell>
          <table:table-cell office:value-type="float" office:value="106.990333557129" calcext:value-type="float">
            <text:p>106.9903335571</text:p>
          </table:table-cell>
          <table:table-cell office:value-type="float" office:value="105.455062866211" calcext:value-type="float">
            <text:p>105.4550628662</text:p>
          </table:table-cell>
          <table:table-cell office:value-type="float" office:value="102.63899230957" calcext:value-type="float">
            <text:p>102.6389923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 enrolment ratio, secondary, both sexes (%)</text:p>
          </table:table-cell>
          <table:table-cell office:value-type="string" calcext:value-type="string">
            <text:p>SE.SEC.ENRR</text:p>
          </table:table-cell>
          <table:table-cell/>
          <table:table-cell office:value-type="float" office:value="58.8408317565918" calcext:value-type="float">
            <text:p>58.8408317566</text:p>
          </table:table-cell>
          <table:table-cell/>
          <table:table-cell office:value-type="float" office:value="77.4494094848633" calcext:value-type="float">
            <text:p>77.4494094849</text:p>
          </table:table-cell>
          <table:table-cell office:value-type="float" office:value="76.114128112793" calcext:value-type="float">
            <text:p>76.1141281128</text:p>
          </table:table-cell>
          <table:table-cell office:value-type="float" office:value="77.9553680419922" calcext:value-type="float">
            <text:p>77.955368042</text:p>
          </table:table-cell>
          <table:table-cell office:value-type="float" office:value="75.4505004882813" calcext:value-type="float">
            <text:p>75.4505004883</text:p>
          </table:table-cell>
          <table:table-cell office:value-type="float" office:value="75.1019287109375" calcext:value-type="float">
            <text:p>75.1019287109</text:p>
          </table:table-cell>
          <table:table-cell office:value-type="float" office:value="75.9074401855469" calcext:value-type="float">
            <text:p>75.9074401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 enrolment ratio, primary and secondary, gender parity index (GPI)</text:p>
          </table:table-cell>
          <table:table-cell office:value-type="string" calcext:value-type="string">
            <text:p>SE.ENR.PRSC.FM.ZS</text:p>
          </table:table-cell>
          <table:table-cell/>
          <table:table-cell office:value-type="float" office:value="1.04209005832672" calcext:value-type="float">
            <text:p>1.0420900583</text:p>
          </table:table-cell>
          <table:table-cell/>
          <table:table-cell office:value-type="float" office:value="1.03556001186371" calcext:value-type="float">
            <text:p>1.0355600119</text:p>
          </table:table-cell>
          <table:table-cell office:value-type="float" office:value="1.02917003631592" calcext:value-type="float">
            <text:p>1.0291700363</text:p>
          </table:table-cell>
          <table:table-cell office:value-type="float" office:value="0.964990019798279" calcext:value-type="float">
            <text:p>0.9649900198</text:p>
          </table:table-cell>
          <table:table-cell office:value-type="float" office:value="0.972850024700165" calcext:value-type="float">
            <text:p>0.9728500247</text:p>
          </table:table-cell>
          <table:table-cell office:value-type="float" office:value="0.989660024642944" calcext:value-type="float">
            <text:p>0.9896600246</text:p>
          </table:table-cell>
          <table:table-cell office:value-type="float" office:value="0.987860023975372" calcext:value-type="float">
            <text:p>0.987860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alence of HIV, total (% of population ages 15-49)</text:p>
          </table:table-cell>
          <table:table-cell office:value-type="string" calcext:value-type="string">
            <text:p>SH.DYN.AIDS.Z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st area (sq. km)</text:p>
          </table:table-cell>
          <table:table-cell office:value-type="string" calcext:value-type="string">
            <text:p>AG.LND.FRST.K2</text:p>
          </table:table-cell>
          <table:table-cell office:value-type="float" office:value="11050" calcext:value-type="float">
            <text:p>11050</text:p>
          </table:table-cell>
          <table:table-cell office:value-type="float" office:value="14860" calcext:value-type="float">
            <text:p>14860</text:p>
          </table:table-cell>
          <table:table-cell office:value-type="float" office:value="16850" calcext:value-type="float">
            <text:p>16850</text:p>
          </table:table-cell>
          <table:table-cell office:value-type="float" office:value="17180" calcext:value-type="float">
            <text:p>17180</text:p>
          </table:table-cell>
          <table:table-cell office:value-type="float" office:value="17510" calcext:value-type="float">
            <text:p>17510</text:p>
          </table:table-cell>
          <table:table-cell office:value-type="float" office:value="17840" calcext:value-type="float">
            <text:p>17840</text:p>
          </table:table-cell>
          <table:table-cell office:value-type="float" office:value="18170" calcext:value-type="float">
            <text:p>18170</text:p>
          </table:table-cell>
          <table:table-cell office:value-type="float" office:value="18502" calcext:value-type="float">
            <text:p>18502</text:p>
          </table:table-cell>
          <table:table-cell office:value-type="float" office:value="18834" calcext:value-type="float">
            <text:p>18834</text:p>
          </table:table-cell>
          <table:table-cell office:value-type="float" office:value="19166" calcext:value-type="float">
            <text:p>19166</text:p>
          </table:table-cell>
          <table:table-cell/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string" calcext:value-type="string">
            <text:p>Terrestrial and marine protected areas (% of total territorial area)</text:p>
          </table:table-cell>
          <table:table-cell office:value-type="string" calcext:value-type="string">
            <text:p>ER.PTD.TOTL.ZS</text:p>
          </table:table-cell>
          <table:table-cell office:value-type="float" office:value="18.1426687949033" calcext:value-type="float">
            <text:p>18.1426687949</text:p>
          </table:table-cell>
          <table:table-cell office:value-type="float" office:value="24.042663361243" calcext:value-type="float">
            <text:p>24.0426633612</text:p>
          </table:table-cell>
          <table:table-cell table:number-columns-repeated="4" office:value-type="float" office:value="24.0638449988137" calcext:value-type="float">
            <text:p>24.0638449988</text:p>
          </table:table-cell>
          <table:table-cell office:value-type="float" office:value="20.8107222559789" calcext:value-type="float">
            <text:p>20.810722256</text:p>
          </table:table-cell>
          <table:table-cell/>
          <table:table-cell office:value-type="float" office:value="20.8318896794056" calcext:value-type="float">
            <text:p>20.8318896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ual freshwater withdrawals, total (% of internal resources)</text:p>
          </table:table-cell>
          <table:table-cell office:value-type="string" calcext:value-type="string">
            <text:p>ER.H2O.FWTL.ZS</text:p>
          </table:table-cell>
          <table:table-cell table:number-columns-repeated="3"/>
          <table:table-cell office:value-type="float" office:value="26.0619047619048" calcext:value-type="float">
            <text:p>26.0619047619</text:p>
          </table:table-cell>
          <table:table-cell table:number-columns-repeated="5"/>
          <table:table-cell office:value-type="float" office:value="26.0619047619048" calcext:value-type="float">
            <text:p>26.0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oved water source (% of population with access)</text:p>
          </table:table-cell>
          <table:table-cell office:value-type="string" calcext:value-type="string">
            <text:p>SH.H2O.SAFE.ZS</text:p>
          </table:table-cell>
          <table:table-cell office:value-type="float" office:value="87.3" calcext:value-type="float">
            <text:p>87.3</text:p>
          </table:table-cell>
          <table:table-cell office:value-type="float" office:value="86.8" calcext:value-type="float">
            <text:p>86.8</text:p>
          </table:table-cell>
          <table:table-cell office:value-type="float" office:value="86.4" calcext:value-type="float">
            <text:p>86.4</text:p>
          </table:table-cell>
          <table:table-cell office:value-type="float" office:value="86.3" calcext:value-type="float">
            <text:p>86.3</text:p>
          </table:table-cell>
          <table:table-cell office:value-type="float" office:value="86.2" calcext:value-type="float">
            <text:p>86.2</text:p>
          </table:table-cell>
          <table:table-cell office:value-type="float" office:value="86" calcext:value-type="float">
            <text:p>86</text:p>
          </table:table-cell>
          <table:table-cell office:value-type="float" office:value="85.9" calcext:value-type="float">
            <text:p>85.9</text:p>
          </table:table-cell>
          <table:table-cell office:value-type="float" office:value="85.7" calcext:value-type="float">
            <text:p>85.7</text:p>
          </table:table-cell>
          <table:table-cell office:value-type="float" office:value="85.4" calcext:value-type="float">
            <text:p>85.4</text:p>
          </table:table-cell>
          <table:table-cell office:value-type="float" office:value="85.2" calcext:value-type="float">
            <text:p>85.2</text:p>
          </table:table-cell>
          <table:table-cell office:value-type="float" office:value="85" calcext:value-type="float">
            <text:p>85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string" calcext:value-type="string">
            <text:p>Improved sanitation facilities (% of population with access)</text:p>
          </table:table-cell>
          <table:table-cell office:value-type="string" calcext:value-type="string">
            <text:p>SH.STA.ACSN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 office:value-type="float" office:value="80.4" calcext:value-type="float">
            <text:p>80.4</text:p>
          </table:table-cell>
          <table:table-cell office:value-type="float" office:value="80.8" calcext:value-type="float">
            <text:p>80.8</text:p>
          </table:table-cell>
          <table:table-cell office:value-type="float" office:value="81.3" calcext:value-type="float">
            <text:p>81.3</text:p>
          </table:table-cell>
          <table:table-cell office:value-type="float" office:value="81.7" calcext:value-type="float">
            <text:p>81.7</text:p>
          </table:table-cell>
          <table:table-cell office:value-type="float" office:value="82.1" calcext:value-type="float">
            <text:p>82.1</text:p>
          </table:table-cell>
          <table:table-cell office:value-type="float" office:value="82.5" calcext:value-type="float">
            <text:p>82.5</text:p>
          </table:table-cell>
          <table:table-cell office:value-type="float" office:value="82.9" calcext:value-type="float">
            <text:p>82.9</text:p>
          </table:table-cell>
          <table:table-cell office:value-type="float" office:value="83.3" calcext:value-type="float">
            <text:p>83.3</text:p>
          </table:table-cell>
          <table:table-cell office:value-type="float" office:value="83.6" calcext:value-type="float">
            <text:p>83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rban population growth (annual %)</text:p>
          </table:table-cell>
          <table:table-cell office:value-type="string" calcext:value-type="string">
            <text:p>SP.URB.GROW</text:p>
          </table:table-cell>
          <table:table-cell office:value-type="float" office:value="2.47003762042592" calcext:value-type="float">
            <text:p>2.4700376204</text:p>
          </table:table-cell>
          <table:table-cell office:value-type="float" office:value="2.90838529293826" calcext:value-type="float">
            <text:p>2.9083852929</text:p>
          </table:table-cell>
          <table:table-cell office:value-type="float" office:value="3.40882456912567" calcext:value-type="float">
            <text:p>3.4088245691</text:p>
          </table:table-cell>
          <table:table-cell office:value-type="float" office:value="3.29946458411852" calcext:value-type="float">
            <text:p>3.2994645841</text:p>
          </table:table-cell>
          <table:table-cell office:value-type="float" office:value="3.19393718583088" calcext:value-type="float">
            <text:p>3.1939371858</text:p>
          </table:table-cell>
          <table:table-cell office:value-type="float" office:value="3.0825426624202" calcext:value-type="float">
            <text:p>3.0825426624</text:p>
          </table:table-cell>
          <table:table-cell office:value-type="float" office:value="2.98023373376741" calcext:value-type="float">
            <text:p>2.9802337338</text:p>
          </table:table-cell>
          <table:table-cell office:value-type="float" office:value="2.87973964252124" calcext:value-type="float">
            <text:p>2.8797396425</text:p>
          </table:table-cell>
          <table:table-cell office:value-type="float" office:value="2.7379678325231" calcext:value-type="float">
            <text:p>2.7379678325</text:p>
          </table:table-cell>
          <table:table-cell office:value-type="float" office:value="2.59908872613478" calcext:value-type="float">
            <text:p>2.5990887261</text:p>
          </table:table-cell>
          <table:table-cell office:value-type="float" office:value="2.46606205447086" calcext:value-type="float">
            <text:p>2.4660620545</text:p>
          </table:table-cell>
          <table:table-cell/>
        </table:table-row>
        <table:table-row table:style-name="ro1">
          <table:table-cell office:value-type="string" calcext:value-type="string">
            <text:p>Energy use (kg of oil equivalent per capita)</text:p>
          </table:table-cell>
          <table:table-cell office:value-type="string" calcext:value-type="string">
            <text:p>EG.USE.PCAP.KG.OE</text:p>
          </table:table-cell>
          <table:table-cell office:value-type="float" office:value="549.197997785526" calcext:value-type="float">
            <text:p>549.1979977855</text:p>
          </table:table-cell>
          <table:table-cell office:value-type="float" office:value="807.684631216393" calcext:value-type="float">
            <text:p>807.6846312164</text:p>
          </table:table-cell>
          <table:table-cell office:value-type="float" office:value="739.429812172932" calcext:value-type="float">
            <text:p>739.4298121729</text:p>
          </table:table-cell>
          <table:table-cell office:value-type="float" office:value="740.178798392649" calcext:value-type="float">
            <text:p>740.1787983927</text:p>
          </table:table-cell>
          <table:table-cell office:value-type="float" office:value="721.920458390923" calcext:value-type="float">
            <text:p>721.9204583909</text:p>
          </table:table-cell>
          <table:table-cell office:value-type="float" office:value="695.277114852703" calcext:value-type="float">
            <text:p>695.2771148527</text:p>
          </table:table-cell>
          <table:table-cell office:value-type="float" office:value="718.585392599684" calcext:value-type="float">
            <text:p>718.5853925997</text:p>
          </table:table-cell>
          <table:table-cell office:value-type="float" office:value="719.706416784846" calcext:value-type="float">
            <text:p>719.7064167848</text:p>
          </table:table-cell>
          <table:table-cell office:value-type="float" office:value="743.555315805872" calcext:value-type="float">
            <text:p>743.5553158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emissions (metric tons per capita)</text:p>
          </table:table-cell>
          <table:table-cell office:value-type="string" calcext:value-type="string">
            <text:p>EN.ATM.CO2E.PC</text:p>
          </table:table-cell>
          <table:table-cell office:value-type="float" office:value="1.28484045566833" calcext:value-type="float">
            <text:p>1.2848404557</text:p>
          </table:table-cell>
          <table:table-cell office:value-type="float" office:value="2.31130098802668" calcext:value-type="float">
            <text:p>2.311300988</text:p>
          </table:table-cell>
          <table:table-cell office:value-type="float" office:value="2.10323600708672" calcext:value-type="float">
            <text:p>2.1032360071</text:p>
          </table:table-cell>
          <table:table-cell office:value-type="float" office:value="2.24125104583845" calcext:value-type="float">
            <text:p>2.2412510458</text:p>
          </table:table-cell>
          <table:table-cell office:value-type="float" office:value="2.22231100511587" calcext:value-type="float">
            <text:p>2.2223110051</text:p>
          </table:table-cell>
          <table:table-cell office:value-type="float" office:value="2.10347606615534" calcext:value-type="float">
            <text:p>2.1034760662</text:p>
          </table:table-cell>
          <table:table-cell office:value-type="float" office:value="2.15841368893036" calcext:value-type="float">
            <text:p>2.1584136889</text:p>
          </table:table-cell>
          <table:table-cell office:value-type="float" office:value="2.18290788799199" calcext:value-type="float">
            <text:p>2.182907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 power consumption (kWh per capita)</text:p>
          </table:table-cell>
          <table:table-cell office:value-type="string" calcext:value-type="string">
            <text:p>EG.USE.ELEC.KH.PC</text:p>
          </table:table-cell>
          <table:table-cell office:value-type="float" office:value="388.521372016383" calcext:value-type="float">
            <text:p>388.5213720164</text:p>
          </table:table-cell>
          <table:table-cell office:value-type="float" office:value="730.734028579794" calcext:value-type="float">
            <text:p>730.7340285798</text:p>
          </table:table-cell>
          <table:table-cell office:value-type="float" office:value="1308.24504902344" calcext:value-type="float">
            <text:p>1308.2450490235</text:p>
          </table:table-cell>
          <table:table-cell office:value-type="float" office:value="1335.28528452698" calcext:value-type="float">
            <text:p>1335.285284527</text:p>
          </table:table-cell>
          <table:table-cell office:value-type="float" office:value="1352.15193995408" calcext:value-type="float">
            <text:p>1352.1519399541</text:p>
          </table:table-cell>
          <table:table-cell office:value-type="float" office:value="1299.68691826981" calcext:value-type="float">
            <text:p>1299.6869182698</text:p>
          </table:table-cell>
          <table:table-cell office:value-type="float" office:value="1366.03588832189" calcext:value-type="float">
            <text:p>1366.0358883219</text:p>
          </table:table-cell>
          <table:table-cell office:value-type="float" office:value="1397.30770688352" calcext:value-type="float">
            <text:p>1397.3077068835</text:p>
          </table:table-cell>
          <table:table-cell office:value-type="float" office:value="1472.56986582815" calcext:value-type="float">
            <text:p>1472.5698658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P at market prices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7073674721.12418" calcext:value-type="float">
            <text:p>7073674721.12418</text:p>
          </table:table-cell>
          <table:table-cell office:value-type="float" office:value="23996100575.4895" calcext:value-type="float">
            <text:p>23996100575.4895</text:p>
          </table:table-cell>
          <table:table-cell office:value-type="float" office:value="35952890849.4479" calcext:value-type="float">
            <text:p>35952890849.4479</text:p>
          </table:table-cell>
          <table:table-cell office:value-type="float" office:value="44073886687.2362" calcext:value-type="float">
            <text:p>44073886687.2362</text:p>
          </table:table-cell>
          <table:table-cell office:value-type="float" office:value="48152993002.9889" calcext:value-type="float">
            <text:p>48152993002.9889</text:p>
          </table:table-cell>
          <table:table-cell office:value-type="float" office:value="48193458082.8274" calcext:value-type="float">
            <text:p>48193458082.8274</text:p>
          </table:table-cell>
          <table:table-cell office:value-type="float" office:value="53864484468.1226" calcext:value-type="float">
            <text:p>53864484468.1226</text:p>
          </table:table-cell>
          <table:table-cell office:value-type="float" office:value="58361928551.8316" calcext:value-type="float">
            <text:p>58361928551.8316</text:p>
          </table:table-cell>
          <table:table-cell office:value-type="float" office:value="60595109805.116" calcext:value-type="float">
            <text:p>60595109805.116</text:p>
          </table:table-cell>
          <table:table-cell office:value-type="float" office:value="61366326096.194" calcext:value-type="float">
            <text:p>61366326096.194</text:p>
          </table:table-cell>
          <table:table-cell office:value-type="float" office:value="64137819040.4929" calcext:value-type="float">
            <text:p>64137819040.4929</text:p>
          </table:table-cell>
          <table:table-cell/>
        </table:table-row>
        <table:table-row table:style-name="ro1">
          <table:table-cell office:value-type="string" calcext:value-type="string">
            <text:p>GDP growth (annual %)</text:p>
          </table:table-cell>
          <table:table-cell office:value-type="string" calcext:value-type="string">
            <text:p>NY.GDP.MKTP.KD.ZG</text:p>
          </table:table-cell>
          <table:table-cell office:value-type="float" office:value="-5.45431239470221" calcext:value-type="float">
            <text:p>-5.4543123947</text:p>
          </table:table-cell>
          <table:table-cell office:value-type="float" office:value="5.65660487692379" calcext:value-type="float">
            <text:p>5.6566048769</text:p>
          </table:table-cell>
          <table:table-cell office:value-type="float" office:value="10.6711548406755" calcext:value-type="float">
            <text:p>10.6711548407</text:p>
          </table:table-cell>
          <table:table-cell office:value-type="float" office:value="8.47462478045857" calcext:value-type="float">
            <text:p>8.4746247805</text:p>
          </table:table-cell>
          <table:table-cell office:value-type="float" office:value="3.143711456701" calcext:value-type="float">
            <text:p>3.1437114567</text:p>
          </table:table-cell>
          <table:table-cell office:value-type="float" office:value="0.935781295417272" calcext:value-type="float">
            <text:p>0.9357812954</text:p>
          </table:table-cell>
          <table:table-cell office:value-type="float" office:value="8.30215280034723" calcext:value-type="float">
            <text:p>8.3021528003</text:p>
          </table:table-cell>
          <table:table-cell office:value-type="float" office:value="2.82088449073947" calcext:value-type="float">
            <text:p>2.8208844907</text:p>
          </table:table-cell>
          <table:table-cell office:value-type="float" office:value="2.62950620797847" calcext:value-type="float">
            <text:p>2.629506208</text:p>
          </table:table-cell>
          <table:table-cell office:value-type="float" office:value="4.77774191226588" calcext:value-type="float">
            <text:p>4.7777419123</text:p>
          </table:table-cell>
          <table:table-cell office:value-type="float" office:value="7.34087836586743" calcext:value-type="float">
            <text:p>7.3408783659</text:p>
          </table:table-cell>
          <table:table-cell/>
        </table:table-row>
        <table:table-row table:style-name="ro1">
          <table:table-cell office:value-type="string" calcext:value-type="string">
            <text:p>Inflation, GDP deflator (annual %)</text:p>
          </table:table-cell>
          <table:table-cell office:value-type="string" calcext:value-type="string">
            <text:p>NY.GDP.DEFL.KD.ZG</text:p>
          </table:table-cell>
          <table:table-cell office:value-type="float" office:value="50.4592530133983" calcext:value-type="float">
            <text:p>50.4592530134</text:p>
          </table:table-cell>
          <table:table-cell office:value-type="float" office:value="6.91437355838418" calcext:value-type="float">
            <text:p>6.9143735584</text:p>
          </table:table-cell>
          <table:table-cell office:value-type="float" office:value="5.39965589617886" calcext:value-type="float">
            <text:p>5.3996558962</text:p>
          </table:table-cell>
          <table:table-cell office:value-type="float" office:value="12.7549888262912" calcext:value-type="float">
            <text:p>12.7549888263</text:p>
          </table:table-cell>
          <table:table-cell office:value-type="float" office:value="10.390359042615" calcext:value-type="float">
            <text:p>10.3903590426</text:p>
          </table:table-cell>
          <table:table-cell office:value-type="float" office:value="3.40820697542247" calcext:value-type="float">
            <text:p>3.4082069754</text:p>
          </table:table-cell>
          <table:table-cell office:value-type="float" office:value="5.64855488685939" calcext:value-type="float">
            <text:p>5.6485548869</text:p>
          </table:table-cell>
          <table:table-cell office:value-type="float" office:value="9.03122088122413" calcext:value-type="float">
            <text:p>9.0312208812</text:p>
          </table:table-cell>
          <table:table-cell office:value-type="float" office:value="4.424753075214" calcext:value-type="float">
            <text:p>4.4247530752</text:p>
          </table:table-cell>
          <table:table-cell office:value-type="float" office:value="2.70928896193381" calcext:value-type="float">
            <text:p>2.7092889619</text:p>
          </table:table-cell>
          <table:table-cell office:value-type="float" office:value="1.4499459546302" calcext:value-type="float">
            <text:p>1.4499459546</text:p>
          </table:table-cell>
          <table:table-cell/>
        </table:table-row>
        <table:table-row table:style-name="ro1">
          <table:table-cell office:value-type="string" calcext:value-type="string">
            <text:p>Agriculture, value added (% of GDP)</text:p>
          </table:table-cell>
          <table:table-cell office:value-type="string" calcext:value-type="string">
            <text:p>NV.AGR.TOTL.ZS</text:p>
          </table:table-cell>
          <table:table-cell office:value-type="float" office:value="14.5111624357456" calcext:value-type="float">
            <text:p>14.5111624357</text:p>
          </table:table-cell>
          <table:table-cell office:value-type="float" office:value="7.24516483661352" calcext:value-type="float">
            <text:p>7.2451648366</text:p>
          </table:table-cell>
          <table:table-cell office:value-type="float" office:value="7.05810956784797" calcext:value-type="float">
            <text:p>7.0581095678</text:p>
          </table:table-cell>
          <table:table-cell office:value-type="float" office:value="7.0968666036608" calcext:value-type="float">
            <text:p>7.0968666037</text:p>
          </table:table-cell>
          <table:table-cell office:value-type="float" office:value="6.84101390350763" calcext:value-type="float">
            <text:p>6.8410139035</text:p>
          </table:table-cell>
          <table:table-cell office:value-type="float" office:value="6.62003483396836" calcext:value-type="float">
            <text:p>6.620034834</text:p>
          </table:table-cell>
          <table:table-cell office:value-type="float" office:value="6.50113714126326" calcext:value-type="float">
            <text:p>6.5011371413</text:p>
          </table:table-cell>
          <table:table-cell office:value-type="float" office:value="6.18648554142164" calcext:value-type="float">
            <text:p>6.1864855414</text:p>
          </table:table-cell>
          <table:table-cell office:value-type="float" office:value="6.27118702382826" calcext:value-type="float">
            <text:p>6.2711870238</text:p>
          </table:table-cell>
          <table:table-cell office:value-type="float" office:value="6.29088017352804" calcext:value-type="float">
            <text:p>6.2908801735</text:p>
          </table:table-cell>
          <table:table-cell office:value-type="float" office:value="6.20631918576925" calcext:value-type="float">
            <text:p>6.2063191858</text:p>
          </table:table-cell>
          <table:table-cell/>
        </table:table-row>
        <table:table-row table:style-name="ro1">
          <table:table-cell office:value-type="string" calcext:value-type="string">
            <text:p>Industry, value added (% of GDP)</text:p>
          </table:table-cell>
          <table:table-cell office:value-type="string" calcext:value-type="string">
            <text:p>NV.IND.TOTL.ZS</text:p>
          </table:table-cell>
          <table:table-cell office:value-type="float" office:value="33.958268551371" calcext:value-type="float">
            <text:p>33.9582685514</text:p>
          </table:table-cell>
          <table:table-cell office:value-type="float" office:value="33.4846993724304" calcext:value-type="float">
            <text:p>33.4846993724</text:p>
          </table:table-cell>
          <table:table-cell office:value-type="float" office:value="29.617723541729" calcext:value-type="float">
            <text:p>29.6177235417</text:p>
          </table:table-cell>
          <table:table-cell office:value-type="float" office:value="31.1218678248839" calcext:value-type="float">
            <text:p>31.1218678249</text:p>
          </table:table-cell>
          <table:table-cell office:value-type="float" office:value="29.872983940554" calcext:value-type="float">
            <text:p>29.8729839406</text:p>
          </table:table-cell>
          <table:table-cell office:value-type="float" office:value="28.0822467467346" calcext:value-type="float">
            <text:p>28.0822467467</text:p>
          </table:table-cell>
          <table:table-cell office:value-type="float" office:value="28.1409464696963" calcext:value-type="float">
            <text:p>28.1409464697</text:p>
          </table:table-cell>
          <table:table-cell office:value-type="float" office:value="27.7215415995552" calcext:value-type="float">
            <text:p>27.7215415996</text:p>
          </table:table-cell>
          <table:table-cell office:value-type="float" office:value="27.0335516232471" calcext:value-type="float">
            <text:p>27.0335516232</text:p>
          </table:table-cell>
          <table:table-cell office:value-type="float" office:value="26.9855288513046" calcext:value-type="float">
            <text:p>26.9855288513</text:p>
          </table:table-cell>
          <table:table-cell office:value-type="float" office:value="26.9425056555014" calcext:value-type="float">
            <text:p>26.9425056555</text:p>
          </table:table-cell>
          <table:table-cell/>
        </table:table-row>
        <table:table-row table:style-name="ro1">
          <table:table-cell office:value-type="string" calcext:value-type="string">
            <text:p>Services, etc., value added (% of GDP)</text:p>
          </table:table-cell>
          <table:table-cell office:value-type="string" calcext:value-type="string">
            <text:p>NV.SRV.TETC.ZS</text:p>
          </table:table-cell>
          <table:table-cell office:value-type="float" office:value="51.5305690128834" calcext:value-type="float">
            <text:p>51.5305690129</text:p>
          </table:table-cell>
          <table:table-cell office:value-type="float" office:value="59.2701357909561" calcext:value-type="float">
            <text:p>59.270135791</text:p>
          </table:table-cell>
          <table:table-cell office:value-type="float" office:value="63.3241668904231" calcext:value-type="float">
            <text:p>63.3241668904</text:p>
          </table:table-cell>
          <table:table-cell office:value-type="float" office:value="61.7812655714553" calcext:value-type="float">
            <text:p>61.7812655715</text:p>
          </table:table-cell>
          <table:table-cell office:value-type="float" office:value="63.2860021559384" calcext:value-type="float">
            <text:p>63.2860021559</text:p>
          </table:table-cell>
          <table:table-cell office:value-type="float" office:value="65.2977184130833" calcext:value-type="float">
            <text:p>65.2977184131</text:p>
          </table:table-cell>
          <table:table-cell office:value-type="float" office:value="65.3579163890405" calcext:value-type="float">
            <text:p>65.357916389</text:p>
          </table:table-cell>
          <table:table-cell office:value-type="float" office:value="66.0919728541847" calcext:value-type="float">
            <text:p>66.0919728542</text:p>
          </table:table-cell>
          <table:table-cell office:value-type="float" office:value="66.6952613529247" calcext:value-type="float">
            <text:p>66.6952613529</text:p>
          </table:table-cell>
          <table:table-cell office:value-type="float" office:value="66.7235909751673" calcext:value-type="float">
            <text:p>66.7235909752</text:p>
          </table:table-cell>
          <table:table-cell office:value-type="float" office:value="66.8511751587294" calcext:value-type="float">
            <text:p>66.8511751587</text:p>
          </table:table-cell>
          <table:table-cell/>
        </table:table-row>
        <table:table-row table:style-name="ro1">
          <table:table-cell office:value-type="string" calcext:value-type="string">
            <text:p>Exports of goods and services (% of GDP)</text:p>
          </table:table-cell>
          <table:table-cell office:value-type="string" calcext:value-type="string">
            <text:p>NE.EXP.GNFS.ZS</text:p>
          </table:table-cell>
          <table:table-cell office:value-type="float" office:value="33.8264229360616" calcext:value-type="float">
            <text:p>33.8264229361</text:p>
          </table:table-cell>
          <table:table-cell office:value-type="float" office:value="37.0474880498911" calcext:value-type="float">
            <text:p>37.0474880499</text:p>
          </table:table-cell>
          <table:table-cell office:value-type="float" office:value="29.9911102848298" calcext:value-type="float">
            <text:p>29.9911102848</text:p>
          </table:table-cell>
          <table:table-cell office:value-type="float" office:value="26.8321339489369" calcext:value-type="float">
            <text:p>26.8321339489</text:p>
          </table:table-cell>
          <table:table-cell office:value-type="float" office:value="23.9878589307204" calcext:value-type="float">
            <text:p>23.9878589307</text:p>
          </table:table-cell>
          <table:table-cell office:value-type="float" office:value="21.1268361270252" calcext:value-type="float">
            <text:p>21.126836127</text:p>
          </table:table-cell>
          <table:table-cell office:value-type="float" office:value="21.9252939635023" calcext:value-type="float">
            <text:p>21.9252939635</text:p>
          </table:table-cell>
          <table:table-cell office:value-type="float" office:value="23.6992397206005" calcext:value-type="float">
            <text:p>23.6992397206</text:p>
          </table:table-cell>
          <table:table-cell office:value-type="float" office:value="24.4168923277574" calcext:value-type="float">
            <text:p>24.4168923278</text:p>
          </table:table-cell>
          <table:table-cell office:value-type="float" office:value="25.4394164334212" calcext:value-type="float">
            <text:p>25.4394164334</text:p>
          </table:table-cell>
          <table:table-cell office:value-type="float" office:value="25.7398045222685" calcext:value-type="float">
            <text:p>25.7398045223</text:p>
          </table:table-cell>
          <table:table-cell/>
        </table:table-row>
        <table:table-row table:style-name="ro1">
          <table:table-cell office:value-type="string" calcext:value-type="string">
            <text:p>Imports of goods and services (% of GDP)</text:p>
          </table:table-cell>
          <table:table-cell office:value-type="string" calcext:value-type="string">
            <text:p>NE.IMP.GNFS.ZS</text:p>
          </table:table-cell>
          <table:table-cell office:value-type="float" office:value="43.691223133695" calcext:value-type="float">
            <text:p>43.6912231337</text:p>
          </table:table-cell>
          <table:table-cell office:value-type="float" office:value="45.8667856119169" calcext:value-type="float">
            <text:p>45.8667856119</text:p>
          </table:table-cell>
          <table:table-cell office:value-type="float" office:value="37.9751872979863" calcext:value-type="float">
            <text:p>37.975187298</text:p>
          </table:table-cell>
          <table:table-cell office:value-type="float" office:value="35.1063513848193" calcext:value-type="float">
            <text:p>35.1063513848</text:p>
          </table:table-cell>
          <table:table-cell office:value-type="float" office:value="37.4495320985078" calcext:value-type="float">
            <text:p>37.4495320985</text:p>
          </table:table-cell>
          <table:table-cell office:value-type="float" office:value="29.4685970522869" calcext:value-type="float">
            <text:p>29.4685970523</text:p>
          </table:table-cell>
          <table:table-cell office:value-type="float" office:value="32.899933666985" calcext:value-type="float">
            <text:p>32.899933667</text:p>
          </table:table-cell>
          <table:table-cell office:value-type="float" office:value="33.7985937384804" calcext:value-type="float">
            <text:p>33.7985937385</text:p>
          </table:table-cell>
          <table:table-cell office:value-type="float" office:value="33.0804055034801" calcext:value-type="float">
            <text:p>33.0804055035</text:p>
          </table:table-cell>
          <table:table-cell office:value-type="float" office:value="31.1796204464669" calcext:value-type="float">
            <text:p>31.1796204465</text:p>
          </table:table-cell>
          <table:table-cell office:value-type="float" office:value="30.5865951409934" calcext:value-type="float">
            <text:p>30.586595141</text:p>
          </table:table-cell>
          <table:table-cell/>
        </table:table-row>
        <table:table-row table:style-name="ro1">
          <table:table-cell office:value-type="string" calcext:value-type="string">
            <text:p>Gross capital formation (% of GDP)</text:p>
          </table:table-cell>
          <table:table-cell office:value-type="string" calcext:value-type="string">
            <text:p>NE.GDI.TOTL.ZS</text:p>
          </table:table-cell>
          <table:table-cell office:value-type="float" office:value="25.1407844203602" calcext:value-type="float">
            <text:p>25.1407844204</text:p>
          </table:table-cell>
          <table:table-cell office:value-type="float" office:value="23.2731027069401" calcext:value-type="float">
            <text:p>23.2731027069</text:p>
          </table:table-cell>
          <table:table-cell office:value-type="float" office:value="18.4050554970538" calcext:value-type="float">
            <text:p>18.4050554971</text:p>
          </table:table-cell>
          <table:table-cell office:value-type="float" office:value="28.4132054935047" calcext:value-type="float">
            <text:p>28.4132054935</text:p>
          </table:table-cell>
          <table:table-cell office:value-type="float" office:value="30.0982103110851" calcext:value-type="float">
            <text:p>30.0982103111</text:p>
          </table:table-cell>
          <table:table-cell office:value-type="float" office:value="23.9493024114606" calcext:value-type="float">
            <text:p>23.9493024115</text:p>
          </table:table-cell>
          <table:table-cell office:value-type="float" office:value="26.6571432104767" calcext:value-type="float">
            <text:p>26.6571432105</text:p>
          </table:table-cell>
          <table:table-cell office:value-type="float" office:value="25.0637109206018" calcext:value-type="float">
            <text:p>25.0637109206</text:p>
          </table:table-cell>
          <table:table-cell office:value-type="float" office:value="23.0539762521611" calcext:value-type="float">
            <text:p>23.0539762522</text:p>
          </table:table-cell>
          <table:table-cell office:value-type="float" office:value="21.8227157565059" calcext:value-type="float">
            <text:p>21.8227157565</text:p>
          </table:table-cell>
          <table:table-cell office:value-type="float" office:value="21.5351139491926" calcext:value-type="float">
            <text:p>21.5351139492</text:p>
          </table:table-cell>
          <table:table-cell/>
        </table:table-row>
        <table:table-row table:style-name="ro1">
          <table:table-cell office:value-type="string" calcext:value-type="string">
            <text:p>Revenue, excluding grants (% of GDP)</text:p>
          </table:table-cell>
          <table:table-cell office:value-type="string" calcext:value-type="string">
            <text:p>GC.REV.XGRT.GD.ZS</text:p>
          </table:table-cell>
          <table:table-cell table:number-columns-repeated="2"/>
          <table:table-cell office:value-type="float" office:value="16.1994164947209" calcext:value-type="float">
            <text:p>16.1994164947</text:p>
          </table:table-cell>
          <table:table-cell office:value-type="float" office:value="16.5303193434302" calcext:value-type="float">
            <text:p>16.5303193434</text:p>
          </table:table-cell>
          <table:table-cell office:value-type="float" office:value="15.5569423363068" calcext:value-type="float">
            <text:p>15.5569423363</text:p>
          </table:table-cell>
          <table:table-cell office:value-type="float" office:value="14.0752171159612" calcext:value-type="float">
            <text:p>14.075217116</text:p>
          </table:table-cell>
          <table:table-cell office:value-type="float" office:value="13.8773740341451" calcext:value-type="float">
            <text:p>13.8773740341</text:p>
          </table:table-cell>
          <table:table-cell office:value-type="float" office:value="13.6828817865317" calcext:value-type="float">
            <text:p>13.6828817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h surplus/deficit (% of GDP)</text:p>
          </table:table-cell>
          <table:table-cell office:value-type="string" calcext:value-type="string">
            <text:p>GC.BAL.CASH.GD.ZS</text:p>
          </table:table-cell>
          <table:table-cell table:number-columns-repeated="2"/>
          <table:table-cell office:value-type="float" office:value="-0.815311928588559" calcext:value-type="float">
            <text:p>-0.8153119286</text:p>
          </table:table-cell>
          <table:table-cell office:value-type="float" office:value="0.283003749731677" calcext:value-type="float">
            <text:p>0.2830037497</text:p>
          </table:table-cell>
          <table:table-cell office:value-type="float" office:value="-3.63969394511518" calcext:value-type="float">
            <text:p>-3.6396939451</text:p>
          </table:table-cell>
          <table:table-cell office:value-type="float" office:value="-3.47838661200595" calcext:value-type="float">
            <text:p>-3.478386612</text:p>
          </table:table-cell>
          <table:table-cell office:value-type="float" office:value="-2.7941007910284" calcext:value-type="float">
            <text:p>-2.794100791</text:p>
          </table:table-cell>
          <table:table-cell office:value-type="float" office:value="-2.51471323921521" calcext:value-type="float">
            <text:p>-2.514713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required to start a business (days)</text:p>
          </table:table-cell>
          <table:table-cell office:value-type="string" calcext:value-type="string">
            <text:p>IC.REG.DUR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Domestic credit provided by financial sector (% of GDP)</text:p>
          </table:table-cell>
          <table:table-cell office:value-type="string" calcext:value-type="string">
            <text:p>FS.AST.DOMS.GD.ZS</text:p>
          </table:table-cell>
          <table:table-cell table:number-columns-repeated="2"/>
          <table:table-cell office:value-type="float" office:value="38.3323192800448" calcext:value-type="float">
            <text:p>38.33231928</text:p>
          </table:table-cell>
          <table:table-cell office:value-type="float" office:value="38.1324733023898" calcext:value-type="float">
            <text:p>38.1324733024</text:p>
          </table:table-cell>
          <table:table-cell office:value-type="float" office:value="39.644717651912" calcext:value-type="float">
            <text:p>39.6447176519</text:p>
          </table:table-cell>
          <table:table-cell office:value-type="float" office:value="42.266675985047" calcext:value-type="float">
            <text:p>42.266675985</text:p>
          </table:table-cell>
          <table:table-cell office:value-type="float" office:value="41.7437224016421" calcext:value-type="float">
            <text:p>41.7437224016</text:p>
          </table:table-cell>
          <table:table-cell office:value-type="float" office:value="41.7237450069176" calcext:value-type="float">
            <text:p>41.7237450069</text:p>
          </table:table-cell>
          <table:table-cell office:value-type="float" office:value="45.2345039024466" calcext:value-type="float">
            <text:p>45.2345039024</text:p>
          </table:table-cell>
          <table:table-cell office:value-type="float" office:value="47.6869080783525" calcext:value-type="float">
            <text:p>47.6869080784</text:p>
          </table:table-cell>
          <table:table-cell office:value-type="float" office:value="50.3876925590385" calcext:value-type="float">
            <text:p>50.387692559</text:p>
          </table:table-cell>
          <table:table-cell/>
        </table:table-row>
        <table:table-row table:style-name="ro1">
          <table:table-cell office:value-type="string" calcext:value-type="string">
            <text:p>Tax revenue (% of GDP)</text:p>
          </table:table-cell>
          <table:table-cell office:value-type="string" calcext:value-type="string">
            <text:p>GC.TAX.TOTL.GD.ZS</text:p>
          </table:table-cell>
          <table:table-cell table:number-columns-repeated="2"/>
          <table:table-cell office:value-type="float" office:value="14.8369114874165" calcext:value-type="float">
            <text:p>14.8369114874</text:p>
          </table:table-cell>
          <table:table-cell office:value-type="float" office:value="14.9186263787246" calcext:value-type="float">
            <text:p>14.9186263787</text:p>
          </table:table-cell>
          <table:table-cell office:value-type="float" office:value="14.2010586601518" calcext:value-type="float">
            <text:p>14.2010586602</text:p>
          </table:table-cell>
          <table:table-cell office:value-type="float" office:value="12.6839305932253" calcext:value-type="float">
            <text:p>12.6839305932</text:p>
          </table:table-cell>
          <table:table-cell office:value-type="float" office:value="12.2342347278667" calcext:value-type="float">
            <text:p>12.2342347279</text:p>
          </table:table-cell>
          <table:table-cell office:value-type="float" office:value="12.2520871401607" calcext:value-type="float">
            <text:p>12.252087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itary expenditure (% of GDP)</text:p>
          </table:table-cell>
          <table:table-cell office:value-type="string" calcext:value-type="string">
            <text:p>MS.MIL.XPND.GD.ZS</text:p>
          </table:table-cell>
          <table:table-cell office:value-type="float" office:value="0.675729466250946" calcext:value-type="float">
            <text:p>0.6757294663</text:p>
          </table:table-cell>
          <table:table-cell office:value-type="float" office:value="1.04336342418103" calcext:value-type="float">
            <text:p>1.0433634242</text:p>
          </table:table-cell>
          <table:table-cell office:value-type="float" office:value="0.72454918755803" calcext:value-type="float">
            <text:p>0.7245491876</text:p>
          </table:table-cell>
          <table:table-cell office:value-type="float" office:value="0.628983301374793" calcext:value-type="float">
            <text:p>0.6289833014</text:p>
          </table:table-cell>
          <table:table-cell office:value-type="float" office:value="0.701838774595849" calcext:value-type="float">
            <text:p>0.7018387746</text:p>
          </table:table-cell>
          <table:table-cell office:value-type="float" office:value="0.669997775484848" calcext:value-type="float">
            <text:p>0.6699977755</text:p>
          </table:table-cell>
          <table:table-cell office:value-type="float" office:value="0.668999034392212" calcext:value-type="float">
            <text:p>0.6689990344</text:p>
          </table:table-cell>
          <table:table-cell office:value-type="float" office:value="0.600695404516725" calcext:value-type="float">
            <text:p>0.6006954045</text:p>
          </table:table-cell>
          <table:table-cell office:value-type="float" office:value="0.598863429185415" calcext:value-type="float">
            <text:p>0.5988634292</text:p>
          </table:table-cell>
          <table:table-cell office:value-type="float" office:value="0.605725285699365" calcext:value-type="float">
            <text:p>0.6057252857</text:p>
          </table:table-cell>
          <table:table-cell office:value-type="float" office:value="0.622741189512256" calcext:value-type="float">
            <text:p>0.6227411895</text:p>
          </table:table-cell>
          <table:table-cell/>
        </table:table-row>
        <table:table-row table:style-name="ro1">
          <table:table-cell office:value-type="string" calcext:value-type="string">
            <text:p>Mobile cellular subscriptions (per 100 people)</text:p>
          </table:table-cell>
          <table:table-cell office:value-type="string" calcext:value-type="string">
            <text:p>IT.CEL.SETS.P2</text:p>
          </table:table-cell>
          <table:table-cell office:value-type="float" office:value="0.0436983368269459" calcext:value-type="float">
            <text:p>0.0436983368</text:p>
          </table:table-cell>
          <table:table-cell office:value-type="float" office:value="8.1426378794243" calcext:value-type="float">
            <text:p>8.1426378794</text:p>
          </table:table-cell>
          <table:table-cell office:value-type="float" office:value="48.5866473459082" calcext:value-type="float">
            <text:p>48.5866473459</text:p>
          </table:table-cell>
          <table:table-cell office:value-type="float" office:value="57.3359375934411" calcext:value-type="float">
            <text:p>57.3359375934</text:p>
          </table:table-cell>
          <table:table-cell office:value-type="float" office:value="73.9521927510168" calcext:value-type="float">
            <text:p>73.952192751</text:p>
          </table:table-cell>
          <table:table-cell office:value-type="float" office:value="87.3086162704055" calcext:value-type="float">
            <text:p>87.3086162704</text:p>
          </table:table-cell>
          <table:table-cell office:value-type="float" office:value="88.7787084034947" calcext:value-type="float">
            <text:p>88.7787084035</text:p>
          </table:table-cell>
          <table:table-cell office:value-type="float" office:value="86.4320797887342" calcext:value-type="float">
            <text:p>86.4320797887</text:p>
          </table:table-cell>
          <table:table-cell office:value-type="float" office:value="86.9370973202184" calcext:value-type="float">
            <text:p>86.9370973202</text:p>
          </table:table-cell>
          <table:table-cell office:value-type="float" office:value="88.4335001544153" calcext:value-type="float">
            <text:p>88.4335001544</text:p>
          </table:table-cell>
          <table:table-cell office:value-type="float" office:value="78.8638263591996" calcext:value-type="float">
            <text:p>78.8638263592</text:p>
          </table:table-cell>
          <table:table-cell/>
        </table:table-row>
        <table:table-row table:style-name="ro1">
          <table:table-cell office:value-type="string" calcext:value-type="string">
            <text:p>Internet users (per 100 people)</text:p>
          </table:table-cell>
          <table:table-cell office:value-type="string" calcext:value-type="string">
            <text:p>IT.NET.USER.P2</text:p>
          </table:table-cell>
          <table:table-cell office:value-type="float" office:value="0" calcext:value-type="float">
            <text:p>0</text:p>
          </table:table-cell>
          <table:table-cell office:value-type="float" office:value="3.70469235587688" calcext:value-type="float">
            <text:p>3.7046923559</text:p>
          </table:table-cell>
          <table:table-cell office:value-type="float" office:value="14.8449283654589" calcext:value-type="float">
            <text:p>14.8449283655</text:p>
          </table:table-cell>
          <table:table-cell office:value-type="float" office:value="17.66" calcext:value-type="float">
            <text:p>17.66</text:p>
          </table:table-cell>
          <table:table-cell office:value-type="float" office:value="20.82" calcext:value-type="float">
            <text:p>20.82</text:p>
          </table:table-cell>
          <table:table-cell office:value-type="float" office:value="27.72" calcext:value-type="float">
            <text:p>27.72</text:p>
          </table:table-cell>
          <table:table-cell office:value-type="float" office:value="31.4" calcext:value-type="float">
            <text:p>31.4</text:p>
          </table:table-cell>
          <table:table-cell office:value-type="float" office:value="38" calcext:value-type="float">
            <text:p>38</text:p>
          </table:table-cell>
          <table:table-cell office:value-type="float" office:value="41.2" calcext:value-type="float">
            <text:p>41.2</text:p>
          </table:table-cell>
          <table:table-cell office:value-type="float" office:value="45.9" calcext:value-type="float">
            <text:p>45.9</text:p>
          </table:table-cell>
          <table:table-cell office:value-type="float" office:value="49.58" calcext:value-type="float">
            <text:p>49.58</text:p>
          </table:table-cell>
          <table:table-cell/>
        </table:table-row>
        <table:table-row table:style-name="ro1">
          <table:table-cell office:value-type="string" calcext:value-type="string">
            <text:p>High-technology exports (% of manufactured exports)</text:p>
          </table:table-cell>
          <table:table-cell office:value-type="string" calcext:value-type="string">
            <text:p>TX.VAL.TECH.MF.ZS</text:p>
          </table:table-cell>
          <table:table-cell table:number-columns-repeated="2"/>
          <table:table-cell office:value-type="float" office:value="5.65514920619443" calcext:value-type="float">
            <text:p>5.6551492062</text:p>
          </table:table-cell>
          <table:table-cell office:value-type="float" office:value="10.6451980592774" calcext:value-type="float">
            <text:p>10.6451980593</text:p>
          </table:table-cell>
          <table:table-cell office:value-type="float" office:value="3.73896172557803" calcext:value-type="float">
            <text:p>3.7389617256</text:p>
          </table:table-cell>
          <table:table-cell office:value-type="float" office:value="2.50688722108332" calcext:value-type="float">
            <text:p>2.5068872211</text:p>
          </table:table-cell>
          <table:table-cell office:value-type="float" office:value="2.34967852395913" calcext:value-type="float">
            <text:p>2.349678524</text:p>
          </table:table-cell>
          <table:table-cell office:value-type="float" office:value="2.22633787366586" calcext:value-type="float">
            <text:p>2.2263378737</text:p>
          </table:table-cell>
          <table:table-cell office:value-type="float" office:value="2.67090982309211" calcext:value-type="float">
            <text:p>2.6709098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all level of statistical capacity (scale 0 - 100)</text:p>
          </table:table-cell>
          <table:table-cell office:value-type="string" calcext:value-type="string">
            <text:p>IQ.SCI.OVRL</text:p>
          </table:table-cell>
          <table:table-cell table:number-columns-repeated="2"/>
          <table:table-cell office:value-type="float" office:value="64.4444444444444" calcext:value-type="float">
            <text:p>64.4444444444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5" office:value-type="float" office:value="67.7777777777778" calcext:value-type="float">
            <text:p>67.7777777778</text:p>
          </table:table-cell>
          <table:table-cell office:value-type="float" office:value="75.5555555555556" calcext:value-type="float">
            <text:p>75.5555555556</text:p>
          </table:table-cell>
          <table:table-cell office:value-type="float" office:value="78.8888888888889" calcext:value-type="float">
            <text:p>78.8888888889</text:p>
          </table:table-cell>
          <table:table-cell office:value-type="float" office:value="78.8889" calcext:value-type="float">
            <text:p>78.8889</text:p>
          </table:table-cell>
        </table:table-row>
        <table:table-row table:style-name="ro1">
          <table:table-cell office:value-type="string" calcext:value-type="string">
            <text:p>Merchandise trade (% of GDP)</text:p>
          </table:table-cell>
          <table:table-cell office:value-type="string" calcext:value-type="string">
            <text:p>TG.VAL.TOTL.GD.ZS</text:p>
          </table:table-cell>
          <table:table-cell office:value-type="float" office:value="73.1727172093857" calcext:value-type="float">
            <text:p>73.1727172094</text:p>
          </table:table-cell>
          <table:table-cell office:value-type="float" office:value="63.4103026536826" calcext:value-type="float">
            <text:p>63.4103026537</text:p>
          </table:table-cell>
          <table:table-cell office:value-type="float" office:value="52.245184062267" calcext:value-type="float">
            <text:p>52.2451840623</text:p>
          </table:table-cell>
          <table:table-cell office:value-type="float" office:value="47.0963683037541" calcext:value-type="float">
            <text:p>47.0963683038</text:p>
          </table:table-cell>
          <table:table-cell office:value-type="float" office:value="47.2253095432479" calcext:value-type="float">
            <text:p>47.2253095432</text:p>
          </table:table-cell>
          <table:table-cell office:value-type="float" office:value="36.8904841180821" calcext:value-type="float">
            <text:p>36.8904841181</text:p>
          </table:table-cell>
          <table:table-cell office:value-type="float" office:value="41.2939791768794" calcext:value-type="float">
            <text:p>41.2939791769</text:p>
          </table:table-cell>
          <table:table-cell office:value-type="float" office:value="44.3792736852373" calcext:value-type="float">
            <text:p>44.3792736852</text:p>
          </table:table-cell>
          <table:table-cell office:value-type="float" office:value="44.2420190114691" calcext:value-type="float">
            <text:p>44.2420190115</text:p>
          </table:table-cell>
          <table:table-cell office:value-type="float" office:value="43.2225646984675" calcext:value-type="float">
            <text:p>43.2225646985</text:p>
          </table:table-cell>
          <table:table-cell office:value-type="float" office:value="42.3930847770702" calcext:value-type="float">
            <text:p>42.3930847771</text:p>
          </table:table-cell>
          <table:table-cell/>
        </table:table-row>
        <table:table-row table:style-name="ro1">
          <table:table-cell office:value-type="string" calcext:value-type="string">
            <text:p>Net barter terms of trade index (2000 = 100)</text:p>
          </table:table-cell>
          <table:table-cell office:value-type="string" calcext:value-type="string">
            <text:p>TT.PRI.MRCH.XD.WD</text:p>
          </table:table-cell>
          <table:table-cell office:value-type="float" office:value="96.0396039604" calcext:value-type="float">
            <text:p>96.0396039604</text:p>
          </table:table-cell>
          <table:table-cell office:value-type="float" office:value="100" calcext:value-type="float">
            <text:p>100</text:p>
          </table:table-cell>
          <table:table-cell office:value-type="float" office:value="94.8816215296" calcext:value-type="float">
            <text:p>94.8816215296</text:p>
          </table:table-cell>
          <table:table-cell office:value-type="float" office:value="98.0452591451" calcext:value-type="float">
            <text:p>98.0452591451</text:p>
          </table:table-cell>
          <table:table-cell office:value-type="float" office:value="93.6353671904" calcext:value-type="float">
            <text:p>93.6353671904</text:p>
          </table:table-cell>
          <table:table-cell office:value-type="float" office:value="101.2575409975" calcext:value-type="float">
            <text:p>101.2575409975</text:p>
          </table:table-cell>
          <table:table-cell office:value-type="float" office:value="97.5290357783" calcext:value-type="float">
            <text:p>97.5290357783</text:p>
          </table:table-cell>
          <table:table-cell office:value-type="float" office:value="92.3965811966" calcext:value-type="float">
            <text:p>92.3965811966</text:p>
          </table:table-cell>
          <table:table-cell office:value-type="float" office:value="91.4735042735" calcext:value-type="float">
            <text:p>91.4735042735</text:p>
          </table:table-cell>
          <table:table-cell office:value-type="float" office:value="93.1747242838" calcext:value-type="float">
            <text:p>93.1747242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debt stocks, total (DOD, current US$)</text:p>
          </table:table-cell>
          <table:table-cell office:value-type="string" calcext:value-type="string">
            <text:p>DT.DOD.DECT.CD</text:p>
          </table:table-cell>
          <table:table-cell office:value-type="float" office:value="4484666000" calcext:value-type="float">
            <text:p>4484666000</text:p>
          </table:table-cell>
          <table:table-cell office:value-type="float" office:value="4652267000" calcext:value-type="float">
            <text:p>4652267000</text:p>
          </table:table-cell>
          <table:table-cell office:value-type="float" office:value="9219829000" calcext:value-type="float">
            <text:p>9219829000</text:p>
          </table:table-cell>
          <table:table-cell office:value-type="float" office:value="10747918000" calcext:value-type="float">
            <text:p>10747918000</text:p>
          </table:table-cell>
          <table:table-cell office:value-type="float" office:value="10609349000" calcext:value-type="float">
            <text:p>10609349000</text:p>
          </table:table-cell>
          <table:table-cell office:value-type="float" office:value="11853859000" calcext:value-type="float">
            <text:p>11853859000</text:p>
          </table:table-cell>
          <table:table-cell office:value-type="float" office:value="13498619000" calcext:value-type="float">
            <text:p>13498619000</text:p>
          </table:table-cell>
          <table:table-cell office:value-type="float" office:value="15097332000" calcext:value-type="float">
            <text:p>15097332000</text:p>
          </table:table-cell>
          <table:table-cell office:value-type="float" office:value="22101551000" calcext:value-type="float">
            <text:p>22101551000</text:p>
          </table:table-cell>
          <table:table-cell office:value-type="float" office:value="24526682000" calcext:value-type="float">
            <text:p>24526682000</text:p>
          </table:table-cell>
          <table:table-cell office:value-type="float" office:value="26707974000" calcext:value-type="float">
            <text:p>26707974000</text:p>
          </table:table-cell>
          <table:table-cell/>
        </table:table-row>
        <table:table-row table:style-name="ro1">
          <table:table-cell office:value-type="string" calcext:value-type="string">
            <text:p>Total debt service (% of exports of goods, services and primary income)</text:p>
          </table:table-cell>
          <table:table-cell office:value-type="string" calcext:value-type="string">
            <text:p>DT.TDS.DECT.EX.ZS</text:p>
          </table:table-cell>
          <table:table-cell office:value-type="float" office:value="12.4546923879041" calcext:value-type="float">
            <text:p>12.4546923879</text:p>
          </table:table-cell>
          <table:table-cell office:value-type="float" office:value="5.7130073402418" calcext:value-type="float">
            <text:p>5.7130073402</text:p>
          </table:table-cell>
          <table:table-cell office:value-type="float" office:value="15.1800452050371" calcext:value-type="float">
            <text:p>15.180045205</text:p>
          </table:table-cell>
          <table:table-cell office:value-type="float" office:value="15.1328194686833" calcext:value-type="float">
            <text:p>15.1328194687</text:p>
          </table:table-cell>
          <table:table-cell office:value-type="float" office:value="15.071420713107" calcext:value-type="float">
            <text:p>15.0714207131</text:p>
          </table:table-cell>
          <table:table-cell office:value-type="float" office:value="16.6538165452715" calcext:value-type="float">
            <text:p>16.6538165453</text:p>
          </table:table-cell>
          <table:table-cell office:value-type="float" office:value="10.5268435308097" calcext:value-type="float">
            <text:p>10.5268435308</text:p>
          </table:table-cell>
          <table:table-cell office:value-type="float" office:value="10.7628047551884" calcext:value-type="float">
            <text:p>10.7628047552</text:p>
          </table:table-cell>
          <table:table-cell office:value-type="float" office:value="16.4661863653675" calcext:value-type="float">
            <text:p>16.4661863654</text:p>
          </table:table-cell>
          <table:table-cell office:value-type="float" office:value="16.9573375902771" calcext:value-type="float">
            <text:p>16.9573375903</text:p>
          </table:table-cell>
          <table:table-cell office:value-type="float" office:value="18.4894457446201" calcext:value-type="float">
            <text:p>18.4894457446</text:p>
          </table:table-cell>
          <table:table-cell/>
        </table:table-row>
        <table:table-row table:style-name="ro1">
          <table:table-cell office:value-type="string" calcext:value-type="string">
            <text:p>Net migration</text:p>
          </table:table-cell>
          <table:table-cell office:value-type="string" calcext:value-type="string">
            <text:p>SM.POP.NETM</text:p>
          </table:table-cell>
          <table:table-cell table:number-columns-repeated="3"/>
          <table:table-cell office:value-type="float" office:value="-153773" calcext:value-type="float">
            <text:p>-153773</text:p>
          </table:table-cell>
          <table:table-cell table:number-columns-repeated="4"/>
          <table:table-cell office:value-type="float" office:value="-153010" calcext:value-type="float">
            <text:p>-153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l remittances, received (current US$)</text:p>
          </table:table-cell>
          <table:table-cell office:value-type="string" calcext:value-type="string">
            <text:p>BX.TRF.PWKR.CD.DT</text:p>
          </table:table-cell>
          <table:table-cell office:value-type="float" office:value="314799987.8" calcext:value-type="float">
            <text:p>314799987.8</text:p>
          </table:table-cell>
          <table:table-cell office:value-type="float" office:value="1838800049" calcext:value-type="float">
            <text:p>1838800049</text:p>
          </table:table-cell>
          <table:table-cell office:value-type="float" office:value="3053800000" calcext:value-type="float">
            <text:p>3053800000</text:p>
          </table:table-cell>
          <table:table-cell office:value-type="float" office:value="3397000000" calcext:value-type="float">
            <text:p>3397000000</text:p>
          </table:table-cell>
          <table:table-cell office:value-type="float" office:value="3605500000" calcext:value-type="float">
            <text:p>3605500000</text:p>
          </table:table-cell>
          <table:table-cell office:value-type="float" office:value="3414700000" calcext:value-type="float">
            <text:p>3414700000</text:p>
          </table:table-cell>
          <table:table-cell office:value-type="float" office:value="3887000000" calcext:value-type="float">
            <text:p>3887000000</text:p>
          </table:table-cell>
          <table:table-cell office:value-type="float" office:value="4240700000" calcext:value-type="float">
            <text:p>4240700000</text:p>
          </table:table-cell>
          <table:table-cell office:value-type="float" office:value="4262100000" calcext:value-type="float">
            <text:p>4262100000</text:p>
          </table:table-cell>
          <table:table-cell office:value-type="float" office:value="4485500000" calcext:value-type="float">
            <text:p>4485500000</text:p>
          </table:table-cell>
          <table:table-cell office:value-type="float" office:value="4810400000" calcext:value-type="float">
            <text:p>4810400000</text:p>
          </table:table-cell>
          <table:table-cell/>
        </table:table-row>
        <table:table-row table:style-name="ro1">
          <table:table-cell office:value-type="string" calcext:value-type="string">
            <text:p>Foreign direct investment, net inflows (BoP, current US$)</text:p>
          </table:table-cell>
          <table:table-cell office:value-type="string" calcext:value-type="string">
            <text:p>BX.KLT.DINV.CD.WD</text:p>
          </table:table-cell>
          <table:table-cell office:value-type="float" office:value="132800000" calcext:value-type="float">
            <text:p>132800000</text:p>
          </table:table-cell>
          <table:table-cell office:value-type="float" office:value="952900000" calcext:value-type="float">
            <text:p>952900000</text:p>
          </table:table-cell>
          <table:table-cell office:value-type="float" office:value="1528700000" calcext:value-type="float">
            <text:p>1528700000</text:p>
          </table:table-cell>
          <table:table-cell office:value-type="float" office:value="2252900000" calcext:value-type="float">
            <text:p>2252900000</text:p>
          </table:table-cell>
          <table:table-cell office:value-type="float" office:value="2728400000" calcext:value-type="float">
            <text:p>2728400000</text:p>
          </table:table-cell>
          <table:table-cell office:value-type="float" office:value="1695300000" calcext:value-type="float">
            <text:p>1695300000</text:p>
          </table:table-cell>
          <table:table-cell office:value-type="float" office:value="1418727858.97026" calcext:value-type="float">
            <text:p>1418727858.97026</text:p>
          </table:table-cell>
          <table:table-cell office:value-type="float" office:value="2197500000" calcext:value-type="float">
            <text:p>2197500000</text:p>
          </table:table-cell>
          <table:table-cell office:value-type="float" office:value="3415900000" calcext:value-type="float">
            <text:p>3415900000</text:p>
          </table:table-cell>
          <table:table-cell office:value-type="float" office:value="1599900000" calcext:value-type="float">
            <text:p>1599900000</text:p>
          </table:table-cell>
          <table:table-cell office:value-type="float" office:value="2385300000" calcext:value-type="float">
            <text:p>2385300000</text:p>
          </table:table-cell>
          <table:table-cell/>
        </table:table-row>
        <table:table-row table:style-name="ro1">
          <table:table-cell office:value-type="string" calcext:value-type="string">
            <text:p>Net official development assistance and official aid received (current US$)</text:p>
          </table:table-cell>
          <table:table-cell office:value-type="string" calcext:value-type="string">
            <text:p>DT.ODA.ALLD.CD</text:p>
          </table:table-cell>
          <table:table-cell office:value-type="float" office:value="101660000" calcext:value-type="float">
            <text:p>1016600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53800000" calcext:value-type="float">
            <text:p>53800000</text:p>
          </table:table-cell>
          <table:table-cell office:value-type="float" office:value="123120000" calcext:value-type="float">
            <text:p>123120000</text:p>
          </table:table-cell>
          <table:table-cell office:value-type="float" office:value="155970000" calcext:value-type="float">
            <text:p>155970000</text:p>
          </table:table-cell>
          <table:table-cell office:value-type="float" office:value="119070000" calcext:value-type="float">
            <text:p>119070000</text:p>
          </table:table-cell>
          <table:table-cell office:value-type="float" office:value="175160000" calcext:value-type="float">
            <text:p>175160000</text:p>
          </table:table-cell>
          <table:table-cell office:value-type="float" office:value="225390000" calcext:value-type="float">
            <text:p>225390000</text:p>
          </table:table-cell>
          <table:table-cell office:value-type="float" office:value="261420000" calcext:value-type="float">
            <text:p>261420000</text:p>
          </table:table-cell>
          <table:table-cell office:value-type="float" office:value="148130000" calcext:value-type="float">
            <text:p>14813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2:17:09.634000000</meta:creation-date>
    <dc:date>2016-03-29T22:17:22.839000000</dc:date>
    <meta:editing-duration>PT13S</meta:editing-duration>
    <meta:editing-cycles>1</meta:editing-cycles>
    <meta:document-statistic meta:table-count="1" meta:cell-count="701" meta:object-count="0"/>
    <meta:generator>LibreOffice/5.0.4.2$Windows_x86 LibreOffice_project/2b9802c1994aa0b7dc6079e128979269cf95bc78</meta:generator>
  </office:meta>
</office:document-meta>
</file>